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</text:p>
      <text:p text:style-name="Standard">title: "Lecture - Cross Validation"</text:p>
      <text:p text:style-name="Standard">author: "Keedo"</text:p>
      <text:p text:style-name="Standard">date: "November 13, 2018"</text:p>
      <text:p text:style-name="Standard">output: html_document</text:p>
      <text:p text:style-name="Standard">---</text:p>
      <text:p text:style-name="Standard"/>
      <text:p text:style-name="Standard">```{r setup, include=FALSE}</text:p>
      <text:p text:style-name="Standard">knitr::opts_chunk$set(echo = TRUE)</text:p>
      <text:p text:style-name="Standard">```</text:p>
      <text:p text:style-name="Standard"/>
      <text:p text:style-name="Standard"/>
      <text:p text:style-name="Standard">```{r}</text:p>
      <text:p text:style-name="Standard">install.packages("mgcv")</text:p>
      <text:p text:style-name="Standard"/>
      <text:p text:style-name="Standard">library(tidyverse)</text:p>
      <text:p text:style-name="Standard">library(modelr)</text:p>
      <text:p text:style-name="Standard">library(mgcv)</text:p>
      <text:p text:style-name="Standard"/>
      <text:p text:style-name="Standard">set.seed(1)</text:p>
      <text:p text:style-name="Standard">```</text:p>
      <text:p text:style-name="Standard"/>
      <text:p text:style-name="Standard">```{r}</text:p>
      <text:p text:style-name="Standard">nonlin_df = tibble(</text:p>
      <text:p text:style-name="Standard"><text:s text:c="2"/>id = 1:100,</text:p>
      <text:p text:style-name="Standard"><text:s text:c="2"/>x = runif(100, 0, 1),</text:p>
      <text:p text:style-name="Standard"><text:s text:c="2"/>y = 1 - 10 * (x - .3) ^ 2 + rnorm(100, 0, .3)</text:p>
      <text:p text:style-name="Standard">)</text:p>
      <text:p text:style-name="Standard"/>
      <text:p text:style-name="Standard">ggplot(nonlin_df, aes(x = x, y = y)) + geom_point() + theme_bw()</text:p>
      <text:p text:style-name="Standard"/>
      <text:p text:style-name="Standard"># 100 rows within this dataset</text:p>
      <text:p text:style-name="Standard"># Is easier to use a non-linear fit because it's easy to see what complexity looks like if all I have is an X and Y variable.</text:p>
      <text:p text:style-name="Standard">```</text:p>
      <text:p text:style-name="Standard">Parition into training and testing.</text:p>
      <text:p text:style-name="Standard"/>
      <text:p text:style-name="Standard">```{r}</text:p>
      <text:p text:style-name="Standard">train_df = sample_n(nonlin_df, 80)</text:p>
      <text:p text:style-name="Standard">test_df = anti_join(nonlin_df, train_df, by = "id")</text:p>
      <text:p text:style-name="Standard"/>
      <text:p text:style-name="Standard">ggplot(train_df, aes(x = x, y = y)) + </text:p>
      <text:p text:style-name="Standard"><text:s text:c="2"/>geom_point() + </text:p>
      <text:p text:style-name="Standard"><text:s text:c="2"/>geom_point(data = test_df, color = "red")</text:p>
      <text:p text:style-name="Standard"/>
      <text:p text:style-name="Standard"># Black points are in my training dataset</text:p>
      <text:p text:style-name="Standard"># Red points are in my testing dataset</text:p>
      <text:p text:style-name="Standard"># Use the black piints to fit a model and see how well the models predict the points in red</text:p>
      <text:p text:style-name="Standard">```</text:p>
      <text:p text:style-name="Standard"><text:soft-page-break/></text:p>
      <text:p text:style-name="Standard">Fit a few models</text:p>
      <text:p text:style-name="Standard"/>
      <text:p text:style-name="Standard">```{r}</text:p>
      <text:p text:style-name="Standard"># lm - linear model fit</text:p>
      <text:p text:style-name="Standard"># mgcv::gam fits a smooth curve through the linear model.</text:p>
      <text:p text:style-name="Standard">lin_mod = lm(y ~ x, data = train_df)</text:p>
      <text:p text:style-name="Standard"/>
      <text:p text:style-name="Standard">nonlin_mod = mgcv::gam(y ~ s(x), data = train_df)</text:p>
      <text:p text:style-name="Standard"/>
      <text:p text:style-name="Standard">wiggly_mod = mgcv::gam(y ~ s(x, k = 30), sp = 10e-6, data = train_df)</text:p>
      <text:p text:style-name="Standard"/>
      <text:p text:style-name="Standard">train_df %&gt;% </text:p>
      <text:p text:style-name="Standard"><text:s text:c="2"/>add_predictions(nonlin_mod) %&gt;% </text:p>
      <text:p text:style-name="Standard"><text:s text:c="2"/>ggplot(aes(x = x, y = y)) + geom_point() + </text:p>
      <text:p text:style-name="Standard"><text:s text:c="2"/>geom_line(aes(y = pred), color = "red")</text:p>
      <text:p text:style-name="Standard"/>
      <text:p text:style-name="Standard">train_df %&gt;% </text:p>
      <text:p text:style-name="Standard"><text:s text:c="2"/>add_predictions(wiggly_mod) %&gt;% </text:p>
      <text:p text:style-name="Standard"><text:s text:c="2"/>ggplot(aes(x = x, y = y)) + geom_point() + </text:p>
      <text:p text:style-name="Standard"><text:s text:c="2"/>geom_line(aes(y = pred), color = "red")</text:p>
      <text:p text:style-name="Standard">```</text:p>
      <text:p text:style-name="Standard"/>
      <text:p text:style-name="Standard">Make all the plots together.</text:p>
      <text:p text:style-name="Standard">```{r}</text:p>
      <text:p text:style-name="Standard">train_df %&gt;% </text:p>
      <text:p text:style-name="Standard"><text:s text:c="2"/>gather_predictions(lin_mod, nonlin_mod, wiggly_mod) %&gt;% </text:p>
      <text:p text:style-name="Standard"><text:s text:c="2"/>mutate(model = fct_inorder(model)) %&gt;% </text:p>
      <text:p text:style-name="Standard"><text:s text:c="2"/>ggplot(aes(x = x, y = y)) + </text:p>
      <text:p text:style-name="Standard"><text:s text:c="2"/>geom_point() + </text:p>
      <text:p text:style-name="Standard"><text:s text:c="2"/>geom_line(aes(y = pred), color = "red") + </text:p>
      <text:p text:style-name="Standard"><text:s text:c="2"/>facet_wrap(~model)</text:p>
      <text:p text:style-name="Standard">```</text:p>
      <text:p text:style-name="Standard"/>
      <text:p text:style-name="Standard">```{r}</text:p>
      <text:p text:style-name="Standard">rmse(lin_mod, test_df)</text:p>
      <text:p text:style-name="Standard">rmse(nonlin_mod, test_df)</text:p>
      <text:p text:style-name="Standard">rmse(wiggly_mod, test_df)</text:p>
      <text:p text:style-name="Standard"/>
      <text:p text:style-name="Standard"># This function: 1st model that I care about</text:p>
      <text:p text:style-name="Standard"># 2nd - the dataset that I want 'rmse' to be calculated on.</text:p>
      <text:p text:style-name="Standard">```</text:p>
      <text:p text:style-name="Standard"/>
      <text:p text:style-name="Standard">Iterations</text:p>
      <text:p text:style-name="Standard">```{r}</text:p>
      <text:p text:style-name="Standard">cv_df = </text:p>
      <text:p text:style-name="Standard"><text:s text:c="2"/>crossv_mc(nonlin_df, 100) </text:p>
      <text:p text:style-name="Standard"/>
      <text:p text:style-name="Standard"># Is a list witin train and test columns</text:p>
      <text:p text:style-name="Standard"><text:soft-page-break/># Crossvaldatin_mc</text:p>
      <text:p text:style-name="Standard"># Will make 100 numbers of splits based on the dataset that I select (here is nonlin_df)</text:p>
      <text:p text:style-name="Standard"># Will split 80-20 split by default</text:p>
      <text:p text:style-name="Standard"># By default - Training will have 80% of my data</text:p>
      <text:p text:style-name="Standard"># testing will have 20%</text:p>
      <text:p text:style-name="Standard">```</text:p>
      <text:p text:style-name="Standard"/>
      <text:p text:style-name="Standard">```{r}</text:p>
      <text:p text:style-name="Standard">cv_df %&gt;% pull(train) %&gt;% . [[1]] %&gt;%as_tibble()</text:p>
      <text:p text:style-name="Standard"/>
      <text:p text:style-name="Standard"># Is looking at 1st element of training dataset.</text:p>
      <text:p text:style-name="Standard"># As_tibble function converts the above to a dataframe</text:p>
      <text:p text:style-name="Standard">```</text:p>
      <text:p text:style-name="Standard"/>
      <text:p text:style-name="Standard">```{r}</text:p>
      <text:p text:style-name="Standard">cv_df =</text:p>
      <text:p text:style-name="Standard"><text:s text:c="2"/>cv_df %&gt;% </text:p>
      <text:p text:style-name="Standard"><text:s text:c="2"/>mutate(train = map(train, as_tibble),</text:p>
      <text:p text:style-name="Standard"><text:s text:c="9"/>test = map(test, as_tibble))</text:p>
      <text:p text:style-name="Standard"/>
      <text:p text:style-name="Standard"># Will replace each of my training dataset with the as_tibble version of those datasets. </text:p>
      <text:p text:style-name="Standard">```</text:p>
      <text:p text:style-name="Standard"/>
      <text:p text:style-name="Standard"><text:s/></text:p>
      <text:p text:style-name="Standard"/>
      <text:p text:style-name="Standard">```{r}</text:p>
      <text:p text:style-name="Standard">cv_df = cv_df %&gt;% </text:p>
      <text:p text:style-name="Standard"><text:s text:c="2"/>mutate(lin_mod = map(train, ~lm(y ~ x, data = .x)),</text:p>
      <text:p text:style-name="Standard"><text:s text:c="9"/>nonlin_mod = map(train, ~mgcv::gam(y ~ s(x), data = .x)),</text:p>
      <text:p text:style-name="Standard"><text:s text:c="9"/>wiggly_mod = map(train, ~gam(y ~ s(x, k = 30), sp = 10e-6, data = .x))) </text:p>
      <text:p text:style-name="Standard"/>
      <text:p text:style-name="Standard"># Want to fit a linear model over all 100 training datasets.</text:p>
      <text:p text:style-name="Standard"># Fitting 3 different models to all 100 of my datasets.</text:p>
      <text:p text:style-name="Standard">```</text:p>
      <text:p text:style-name="Standard"/>
      <text:p text:style-name="Standard">Using map2_dbl returns a number if, through mapping, the new column in one number [1]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4:22:42.330000000</meta:creation-date>
    <dc:date>2018-11-17T14:23:16.733000000</dc:date>
    <meta:editing-duration>PT46S</meta:editing-duration>
    <meta:editing-cycles>1</meta:editing-cycles>
    <meta:document-statistic meta:table-count="0" meta:image-count="0" meta:object-count="0" meta:page-count="3" meta:paragraph-count="103" meta:word-count="517" meta:character-count="3041" meta:non-whitespace-character-count="2536"/>
    <meta:generator>LibreOffice/6.1.2.1$Windows_X86_64 LibreOffice_project/65905a128db06ba48db947242809d14d3f9a93fe</meta:generator>
  </office:meta>
</office:document-meta>
</file>